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B000002DF8FA5914D1F0E22DD.png" manifest:media-type="image/png"/>
  <manifest:file-entry manifest:full-path="Pictures/100000010000019B000001C1E50BC5C2F992023A.png" manifest:media-type="image/png"/>
  <manifest:file-entry manifest:full-path="Pictures/100000010000019B000001C1D4F712D55C05A4F8.png" manifest:media-type="image/png"/>
  <manifest:file-entry manifest:full-path="Pictures/100000010000019B000001C14143B7A5B0145A77.png" manifest:media-type="image/png"/>
  <manifest:file-entry manifest:full-path="Pictures/100000010000038400000384A3AEEC51793B66A2.png" manifest:media-type="image/png"/>
  <manifest:file-entry manifest:full-path="Pictures/1000000100000200000002238D76C95053BC570A.png" manifest:media-type="image/png"/>
  <manifest:file-entry manifest:full-path="Pictures/10000001000002090000022A3CD9F026B3643D0A.png" manifest:media-type="image/png"/>
  <manifest:file-entry manifest:full-path="Pictures/100000010000015C000001744219EE3231CDB0F0.png" manifest:media-type="image/png"/>
  <manifest:file-entry manifest:full-path="Pictures/10000001000002090000022AD4E6A5D788C5B3A3.png" manifest:media-type="image/png"/>
  <manifest:file-entry manifest:full-path="Pictures/1000000100000206000002245385442EB0D6F724.png" manifest:media-type="image/png"/>
  <manifest:file-entry manifest:full-path="Pictures/100000010000020600000224D8D1303E5D0556D7.png" manifest:media-type="image/png"/>
  <manifest:file-entry manifest:full-path="Pictures/1000000100000194000001B35F01BEBC251DA51E.png" manifest:media-type="image/png"/>
  <manifest:file-entry manifest:full-path="Pictures/100000010000020600000224A5AB599F00C69F2A.png" manifest:media-type="image/png"/>
  <manifest:file-entry manifest:full-path="Pictures/100000010000020600000224E20E18A34AD1C0AA.png" manifest:media-type="image/png"/>
  <manifest:file-entry manifest:full-path="Pictures/100000010000020700000223D6E8ED915D49652E.png" manifest:media-type="image/png"/>
  <manifest:file-entry manifest:full-path="Pictures/10000001000002F10000030CD899C3BD0A37A89C.png" manifest:media-type="image/png"/>
  <manifest:file-entry manifest:full-path="Pictures/100000010000020600000224CC4FE65BB76E93EA.png" manifest:media-type="image/png"/>
  <manifest:file-entry manifest:full-path="Pictures/100000010000020700000223C369337D8FA74D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4" style:family="graphic" style:parent-style-name="standard">
      <style:graphic-properties svg:stroke-color="#ff8000" svg:stroke-opacity="20%" svg:stroke-linecap="butt" draw:fill-color="#ff8000" draw:opacity="35%" draw:textarea-horizontal-align="justify" draw:textarea-vertical-align="middle" draw:auto-grow-height="false" fo:min-height="0.25cm" fo:min-width="0.333cm"/>
    </style:style>
    <style:style style:name="gr5" style:family="graphic" style:parent-style-name="standard">
      <style:graphic-properties svg:stroke-color="#ff8000" svg:stroke-opacity="20%" svg:stroke-linecap="butt" draw:fill-color="#3465a4" draw:opacity="35%" draw:textarea-horizontal-align="justify" draw:textarea-vertical-align="middle" draw:auto-grow-height="false" fo:min-height="0.25cm" fo:min-width="0.333cm"/>
      <style:paragraph-properties style:writing-mode="lr-tb"/>
    </style:style>
    <style:style style:name="gr6" style:family="graphic" style:parent-style-name="standard">
      <style:graphic-properties svg:stroke-color="#ff8000" svg:stroke-opacity="20%" svg:stroke-linecap="butt" draw:fill-color="#b3cac7" draw:opacity="35%" draw:textarea-horizontal-align="justify" draw:textarea-vertical-align="middle" draw:auto-grow-height="false" fo:min-height="0.25cm" fo:min-width="0.3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8000" draw:opacity="35%"/>
      <style:paragraph-properties fo:text-align="center"/>
    </style:style>
    <style:style style:name="P4" style:family="paragraph">
      <loext:graphic-properties draw:fill-color="#3465a4" draw:opacity="35%"/>
      <style:paragraph-properties fo:text-align="center" style:writing-mode="lr-tb"/>
    </style:style>
    <style:style style:name="P5" style:family="paragraph">
      <loext:graphic-properties draw:fill-color="#b3cac7" draw:opacity="35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">
        <draw:frame draw:style-name="gr1" draw:text-style-name="P1" xml:id="id3" draw:id="id3" draw:layer="layout" svg:width="18.999cm" svg:height="18.999cm" svg:x="1.001cm" svg:y="1.25cm">
          <draw:image xlink:href="Pictures/100000010000038400000384A3AEEC51793B66A2.png" xlink:type="simple" xlink:show="embed" xlink:actuate="onLoad" draw:mime-type="image/png">
            <text:p/>
          </draw:image>
        </draw:frame>
        <draw:g xml:id="id2" draw:id="id2">
          <draw:frame draw:style-name="gr1" draw:text-style-name="P1" draw:layer="layout" svg:width="1.17cm" svg:height="1.25cm" svg:x="12.196cm" svg:y="5.86cm">
            <draw:image xlink:href="Pictures/1000000100000200000002238D76C95053BC570A.png" xlink:type="simple" xlink:show="embed" xlink:actuate="onLoad" draw:mime-type="image/png">
              <text:p/>
            </draw:image>
          </draw:frame>
          <draw:frame draw:style-name="gr1" draw:text-style-name="P1" draw:layer="layout" svg:width="1.006cm" svg:height="1.07cm" svg:x="11.184cm" svg:y="2.852cm">
            <draw:image xlink:href="Pictures/10000001000002090000022A3CD9F026B3643D0A.png" xlink:type="simple" xlink:show="embed" xlink:actuate="onLoad" draw:mime-type="image/png">
              <text:p/>
            </draw:image>
          </draw:frame>
          <draw:frame draw:style-name="gr1" draw:text-style-name="P1" draw:layer="layout" svg:width="1.175cm" svg:height="1.25cm" svg:x="12.249cm" svg:y="8.499cm">
            <draw:image xlink:href="Pictures/10000001000002090000022AD4E6A5D788C5B3A3.png" xlink:type="simple" xlink:show="embed" xlink:actuate="onLoad" draw:mime-type="image/png">
              <text:p/>
            </draw:image>
          </draw:frame>
          <draw:frame draw:style-name="gr2" draw:text-style-name="P1" draw:layer="layout" svg:width="1.211cm" svg:height="1.43cm" svg:x="4.038cm" svg:y="17.419cm">
            <draw:image xlink:href="Pictures/1000000100000206000002245385442EB0D6F724.png" xlink:type="simple" xlink:show="embed" xlink:actuate="onLoad" draw:mime-type="image/png">
              <text:p/>
            </draw:image>
          </draw:frame>
          <draw:frame draw:style-name="gr1" draw:text-style-name="P1" draw:layer="layout" svg:width="1.181cm" svg:height="1.25cm" svg:x="3.499cm" svg:y="14.749cm">
            <draw:image xlink:href="Pictures/100000010000020600000224A5AB599F00C69F2A.png" xlink:type="simple" xlink:show="embed" xlink:actuate="onLoad" draw:mime-type="image/png">
              <text:p/>
            </draw:image>
          </draw:frame>
          <draw:frame draw:style-name="gr1" draw:text-style-name="P1" draw:layer="layout" svg:width="1.162cm" svg:height="1.229cm" svg:x="12.587cm" svg:y="14.038cm">
            <draw:image xlink:href="Pictures/100000010000020600000224E20E18A34AD1C0AA.png" xlink:type="simple" xlink:show="embed" xlink:actuate="onLoad" draw:mime-type="image/png">
              <text:p/>
            </draw:image>
          </draw:frame>
          <draw:frame draw:style-name="gr1" draw:text-style-name="P1" draw:layer="layout" svg:width="1.272cm" svg:height="1.345cm" svg:x="3.227cm" svg:y="6.596cm">
            <draw:image xlink:href="Pictures/100000010000020600000224D8D1303E5D0556D7.png" xlink:type="simple" xlink:show="embed" xlink:actuate="onLoad" draw:mime-type="image/png">
              <text:p/>
            </draw:image>
          </draw:frame>
          <draw:frame draw:style-name="gr1" draw:text-style-name="P1" draw:layer="layout" svg:width="1.25cm" svg:height="1.323cm" svg:x="8.249cm" svg:y="10.176cm">
            <draw:image xlink:href="Pictures/100000010000020600000224CC4FE65BB76E93EA.png" xlink:type="simple" xlink:show="embed" xlink:actuate="onLoad" draw:mime-type="image/png">
              <text:p/>
            </draw:image>
          </draw:frame>
          <draw:frame draw:style-name="gr1" draw:text-style-name="P1" draw:layer="layout" svg:width="1.185cm" svg:height="1.267cm" svg:x="3.814cm" svg:y="9.499cm">
            <draw:image xlink:href="Pictures/100000010000015C000001744219EE3231CDB0F0.png" xlink:type="simple" xlink:show="embed" xlink:actuate="onLoad" draw:mime-type="image/png">
              <text:p/>
            </draw:image>
          </draw:frame>
          <draw:frame draw:style-name="gr1" draw:text-style-name="P1" draw:layer="layout" svg:width="1.275cm" svg:height="1.373cm" svg:x="3.499cm" svg:y="3.126cm">
            <draw:image xlink:href="Pictures/1000000100000194000001B35F01BEBC251DA51E.png" xlink:type="simple" xlink:show="embed" xlink:actuate="onLoad" draw:mime-type="image/png">
              <text:p/>
            </draw:image>
          </draw:frame>
          <draw:frame draw:style-name="gr1" draw:text-style-name="P1" draw:layer="layout" svg:width="1.25cm" svg:height="1.318cm" svg:x="8.249cm" svg:y="15.249cm">
            <draw:image xlink:href="Pictures/100000010000020700000223D6E8ED915D49652E.png" xlink:type="simple" xlink:show="embed" xlink:actuate="onLoad" draw:mime-type="image/png">
              <text:p/>
            </draw:image>
          </draw:frame>
          <draw:frame draw:style-name="gr1" draw:text-style-name="P1" draw:layer="layout" svg:width="1.353cm" svg:height="1.426cm" svg:x="9.396cm" svg:y="7.073cm">
            <draw:image xlink:href="Pictures/100000010000020700000223C369337D8FA74DE6.png" xlink:type="simple" xlink:show="embed" xlink:actuate="onLoad" draw:mime-type="image/png">
              <text:p/>
            </draw:image>
          </draw:frame>
        </draw:g>
        <draw:g xml:id="id1" draw:id="id1">
          <draw:frame draw:style-name="gr3" draw:text-style-name="P2" draw:layer="layout" svg:width="9.167cm" svg:height="3.095cm" svg:x="4.083cm" svg:y="20.25cm">
            <draw:text-box>
              <text:p>Suroccupation</text:p>
              <text:p>Jets coherents</text:p>
              <text:p>Jets faibles</text:p>
            </draw:text-box>
          </draw:frame>
          <draw:custom-shape draw:style-name="gr4" draw:text-style-name="P3" draw:layer="layout" svg:width="0.833cm" svg:height="0.5cm" svg:x="3.25cm" svg:y="20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833cm" svg:height="0.5cm" svg:x="3.25cm" svg:y="21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833cm" svg:height="0.5cm" svg:x="3.25cm" svg:y="22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xml:id="id4" draw:id="id4" draw:layer="layout" svg:width="1.143cm" svg:height="1.25cm" svg:x="6.607cm" svg:y="17.5cm">
          <draw:image xlink:href="Pictures/100000010000019B000001C14143B7A5B0145A77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.25cm" svg:height="1.365cm" svg:x="15.5cm" svg:y="14.67cm">
          <draw:image xlink:href="Pictures/100000010000019B000001C1D4F712D55C05A4F8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1.25cm" svg:height="1.365cm" svg:x="16.181cm" svg:y="11.209cm">
          <draw:image xlink:href="Pictures/100000010000019B000001C1E50BC5C2F992023A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1.226cm" svg:height="1.27cm" svg:x="16.059cm" svg:y="8.487cm">
          <draw:image xlink:href="Pictures/10000001000002F10000030CD899C3BD0A37A89C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1.206cm" svg:height="1.268cm" svg:x="16.75cm" svg:y="5.879cm">
          <draw:image xlink:href="Pictures/10000001000002BB000002DF8FA5914D1F0E22D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3T11:17:28.562625611</meta:creation-date>
    <dc:date>2024-05-28T17:10:13.962179490</dc:date>
    <meta:editing-duration>PT4H14M44S</meta:editing-duration>
    <meta:editing-cycles>8</meta:editing-cycles>
    <meta:generator>LibreOffice/7.3.7.2$Linux_X86_64 LibreOffice_project/30$Build-2</meta:generator>
    <meta:document-statistic meta:object-count="24"/>
  </office:meta>
</office:document-meta>
</file>